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24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his file contains two named ranges</text:p>
          </table:table-cell>
        </table:table-row>
        <table:table-row table:style-name="ro1">
          <table:table-cell office:value-type="string" calcext:value-type="string">
            <text:p>NamedRange1 is a “hidden” named range (not visible in the Manage Names dialog)</text:p>
          </table:table-cell>
        </table:table-row>
        <table:table-row table:style-name="ro1">
          <table:table-cell office:value-type="string" calcext:value-type="string">
            <text:p>NamedRange2 is a visible named range</text:p>
          </table:table-cell>
        </table:table-row>
      </table:table>
      <table:named-expressions>
        <table:named-range table:name="NamedRange1" table:base-cell-address="$Sheet1.$A$1" table:cell-range-address="$Sheet1.$A$5" table:range-usable-as="hidden"/>
        <table:named-range table:name="NamedRange2" table:base-cell-address="$Sheet1.$A$1" table:cell-range-address="$Sheet1.$A$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10:17:50.685701285</meta:creation-date>
    <dc:date>2023-08-14T10:21:30.366700384</dc:date>
    <meta:editing-duration>PT3M39S</meta:editing-duration>
    <meta:editing-cycles>3</meta:editing-cycles>
    <meta:generator>LibreOfficeDev/24.2.0.0.alpha0$Linux_X86_64 LibreOffice_project/926c5246b6694d469a6caed5d7ea4c3a68648468</meta:generator>
    <meta:document-statistic meta:table-count="1" meta:cell-count="3" meta:object-count="0"/>
  </office:meta>
</office:document-meta>
</file>